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240a5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256b8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984c1"/>
    </style:style>
    <style:style style:name="T5" style:family="text">
      <style:text-properties officeooo:rsid="001992c6"/>
    </style:style>
    <style:style style:name="T6" style:family="text">
      <style:text-properties officeooo:rsid="001402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2">Entities:</text:p>
      <text:list text:style-name="L1">
        <text:list-item>
          <text:p text:style-name="P5">Clinic</text:p>
        </text:list-item>
        <text:list-item>
          <text:p text:style-name="P5">Staff</text:p>
        </text:list-item>
        <text:list-item>
          <text:p text:style-name="P5">Owner</text:p>
        </text:list-item>
        <text:list-item>
          <text:p text:style-name="P5">Horses</text:p>
        </text:list-item>
        <text:list-item>
          <text:p text:style-name="P5">Consultations</text:p>
        </text:list-item>
        <text:list-item>
          <text:p text:style-name="P6">Treatments</text:p>
        </text:list-item>
      </text:list>
      <text:p text:style-name="P7">Relationships:</text:p>
      <text:list text:style-name="L2">
        <text:list-item>
          <text:p text:style-name="P8">A clinic has many members of staff and a member of staff manages one clinic.</text:p>
        </text:list-item>
        <text:list-item>
          <text:p text:style-name="P8">A Horse is registered to only one clinic.</text:p>
        </text:list-item>
        <text:list-item>
          <text:p text:style-name="P8"><text:soft-page-break/>An owner can own multiple horses</text:p>
        </text:list-item>
        <text:list-item>
          <text:p text:style-name="P8">A horse can go through mutliple unique consulations </text:p>
        </text:list-item>
        <text:list-item>
          <text:p text:style-name="P8">A consulation can lead to a treatment</text:p>
        </text:list-item>
      </text:list>
      <text:p text:style-name="P9">Associations:</text:p>
      <text:list text:style-name="L3">
        <text:list-item>
          <text:p text:style-name="P10">Clinic to staff – One to many – One clinic has many staff members</text:p>
        </text:list-item>
        <text:list-item>
          <text:p text:style-name="P10">Staff to clinic – One to one (or zero) – A staff member can only manage one clinic (Assuming clinics do not have multiple managers.)</text:p>
        </text:list-item>
        <text:list-item>
          <text:p text:style-name="P10">Horse to clinic – one to one – One horse can only be registered with one clinic</text:p>
        </text:list-item>
        <text:list-item>
          <text:p text:style-name="P10">Clinic to horse – one to many – One clinic can contain many horses</text:p>
        </text:list-item>
        <text:list-item>
          <text:p text:style-name="P10">Owner to horse – one to Many – One owner can own many horses</text:p>
        </text:list-item>
        <text:list-item>
          <text:p text:style-name="P10">Horse to owner – One to one – One horse can only be owned by one owner</text:p>
        </text:list-item>
        <text:list-item>
          <text:p text:style-name="P10">Consutlation to horse – One to one – <text:span text:style-name="T4">One consultation is assigned to one horse</text:span></text:p>
        </text:list-item>
        <text:list-item>
          <text:p text:style-name="P10">Horse to consulation – <text:span text:style-name="T4">One to many – One horse can undergo many consultations</text:span></text:p>
        </text:list-item>
        <text:list-item>
          <text:p text:style-name="P11">Consultation to prescription – One to one – Only one consultation can illicit a prescription.</text:p>
        </text:list-item>
        <text:list-item>
          <text:p text:style-name="P11">Prescription to consultation - </text:p>
        </text:list-item>
      </text:list>
      <text:p text:style-name="P12"/>
      <text:p text:style-name="P13">(b)</text:p>
      <text:p text:style-name="P13"/>
      <text:p text:style-name="P14">Clinic:</text:p>
      <text:list text:style-name="L4">
        <text:list-item>
          <text:p text:style-name="P15">clinicNo – Primary key</text:p>
        </text:list-item>
        <text:list-item>
          <text:p text:style-name="P15">Address</text:p>
        </text:list-item>
        <text:list-item>
          <text:p text:style-name="P15">Phone number</text:p>
        </text:list-item>
        <text:list-item>
          <text:p text:style-name="P15">staffNo – Foreign Key – <text:span text:style-name="T5">Specified staff member managing the Clinic, assuming there is only one manager.</text:span></text:p>
        </text:list-item>
      </text:list>
      <text:p text:style-name="P14"/>
      <text:p text:style-name="P14">Staff:</text:p>
      <text:p text:style-name="P14"/>
      <text:p text:style-name="P13">staffNo – Primary Key </text:p>
      <text:p text:style-name="P16">clinicNo – Foreign Key – Where the staff member is located</text:p>
      <text:p text:style-name="P13">fName</text:p>
      <text:p text:style-name="P13">lName</text:p>
      <text:p text:style-name="P13">address</text:p>
      <text:p text:style-name="P13">DOB</text:p>
      <text:p text:style-name="P13">Salary</text:p>
      <text:p text:style-name="P13">position – <text:span text:style-name="T5">(Manager is a specifically important position to identify for the connection to clinic</text:span></text:p>
      <text:p text:style-name="P14"/>
      <text:p text:style-name="P14">Owner:</text:p>
      <text:p text:style-name="P17">ownerNo – <text:span text:style-name="T5">Primary key</text:span></text:p>
      <text:p text:style-name="P17">fName</text:p>
      <text:p text:style-name="P17">lName</text:p>
      <text:p text:style-name="P17">telNo</text:p>
      <text:p text:style-name="P17">address</text:p>
      <text:p text:style-name="P17"/>
      <text:p text:style-name="P17"/>
      <text:p text:style-name="P14"/>
      <text:p text:style-name="P14">Horses:</text:p>
      <text:p text:style-name="P17"><text:soft-page-break/><text:span text:style-name="T6">horseID</text:span> – Primary key</text:p>
      <text:p text:style-name="P17">ownerNo – Foreign key </text:p>
      <text:p text:style-name="P16">clinicNo – Foreign key</text:p>
      <text:p text:style-name="P18">color</text:p>
      <text:p text:style-name="P18">horseName</text:p>
      <text:p text:style-name="P14"/>
      <text:p text:style-name="P14">Consultation:</text:p>
      <text:p text:style-name="P17">consultNo – <text:span text:style-name="T6">Primary key</text:span></text:p>
      <text:p text:style-name="P18">horseID – foreign key</text:p>
      <text:p text:style-name="P18"/>
      <text:p text:style-name="P19">Prescription – Bridge Table (Reduce many to many)</text:p>
      <text:p text:style-name="P19"/>
      <text:p text:style-name="P20">consultNo – Foreign key – Composite key 1</text:p>
      <text:p text:style-name="P20">treatmentNo – Foreign key Composite key 2</text:p>
      <text:p text:style-name="P18"/>
      <text:p text:style-name="P14">Treatments:</text:p>
      <text:p text:style-name="P17">treatmentNo – <text:span text:style-name="T6">Primary key</text:span></text:p>
      <text:p text:style-name="P20">success – My own attribute added to determine the nature of the treatment </text:p>
      <text:p text:style-name="P18"/>
      <text:p text:style-name="P18"/>
      <text:p text:style-name="P21">(c)</text:p>
      <text:p text:style-name="P21"/>
      <text:p text:style-name="P21">(d)</text:p>
      <text:p text:style-name="P21"/>
      <text:list text:style-name="L5">
        <text:list-item>
          <text:p text:style-name="P22">From the information we were given previously about these tables, some of the tables may not be fully in BCNF. This is due to a quantity of many to many relationships. To resolve this we will have to implement some bridge tables, encompassed by bridge tables.</text:p>
        </text:list-item>
      </text:list>
      <text:p text:style-name="P21">(e).</text:p>
      <text:p text:style-name="P21"/>
      <text:p text:style-name="P21">Create Code:</text:p>
      <text:p text:style-name="P21"/>
      <text:p text:style-name="P23">Creating the horseClinic Database</text:p>
      <text:p text:style-name="P21"/>
      <text:p text:style-name="P21"/>
      <text:p text:style-name="P24">Creating the Tables and their data:</text:p>
      <text:p text:style-name="P24"/>
      <text:p text:style-name="P24">Insertion Code:</text:p>
      <text:p text:style-name="P24"/>
      <text:p text:style-name="P24">Selection Code:</text:p>
      <text:p text:style-name="P24"/>
      <text:p text:style-name="P24"/>
      <text:p text:style-name="P21"/>
      <text:p text:style-name="P21"/>
      <text:p text:style-name="P2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16T23:18:03.980261878</dc:date>
    <meta:editing-duration>PT15H8M52S</meta:editing-duration>
    <meta:editing-cycles>10</meta:editing-cycles>
    <meta:generator>LibreOffice/24.8.3.2$Linux_X86_64 LibreOffice_project/48a6bac9e7e268aeb4c3483fcf825c94556d9f92</meta:generator>
    <meta:document-statistic meta:table-count="0" meta:image-count="0" meta:object-count="0" meta:page-count="3" meta:paragraph-count="89" meta:word-count="607" meta:character-count="3546" meta:non-whitespace-character-count="3011"/>
  </office:meta>
</office:document-meta>
</file>